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justify" style:justify-single-word="false"/>
      <style:text-properties fo:color="#000000" style:text-position="0% 100%" style:font-name="Liberation Serif" fo:font-size="12pt" officeooo:rsid="002185db" officeooo:paragraph-rsid="002185db" fo:background-color="#ffffff" style:font-size-asian="12pt"/>
    </style:style>
    <style:style style:name="P2" style:family="paragraph" style:parent-style-name="Text_20_body">
      <style:paragraph-properties fo:line-height="100%" fo:text-align="justify" style:justify-single-word="false"/>
      <style:text-properties fo:color="#000000" style:text-position="0% 100%" style:font-name="Liberation Serif" fo:font-size="12pt" fo:font-weight="bold" officeooo:rsid="0022f05d" officeooo:paragraph-rsid="0022f05d" fo:background-color="#ffffff" style:font-size-asian="12pt" style:font-weight-asian="bold" style:font-weight-complex="bold"/>
    </style:style>
    <style:style style:name="P3"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2f05d" officeooo:paragraph-rsid="0022f05d" fo:background-color="#ffffff" style:font-size-asian="12pt" style:font-weight-asian="normal" style:font-weight-complex="normal"/>
    </style:style>
    <style:style style:name="P4"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406ed" officeooo:paragraph-rsid="002406ed" fo:background-color="#ffffff" style:font-size-asian="12pt" style:font-weight-asian="normal" style:font-weight-complex="normal"/>
    </style:style>
    <style:style style:name="P5"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435a8" officeooo:paragraph-rsid="002435a8" fo:background-color="#ffffff" style:font-size-asian="12pt" style:font-weight-asian="normal" style:font-weight-complex="normal"/>
    </style:style>
    <style:style style:name="P6"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5fd56" officeooo:paragraph-rsid="0025fd56" fo:background-color="#ffffff" style:font-size-asian="12pt" style:font-weight-asian="normal" style:font-weight-complex="normal"/>
    </style:style>
    <style:style style:name="P7"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650aa" officeooo:paragraph-rsid="002650aa" fo:background-color="#ffffff" style:font-size-asian="12pt" style:font-weight-asian="normal" style:font-weight-complex="normal"/>
    </style:style>
    <style:style style:name="P8"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7768e" officeooo:paragraph-rsid="0027768e" fo:background-color="#ffffff" style:font-size-asian="12pt" style:font-weight-asian="normal" style:font-weight-complex="normal"/>
    </style:style>
    <style:style style:name="P9" style:family="paragraph" style:parent-style-name="Text_20_body">
      <style:paragraph-properties fo:line-height="100%" fo:text-align="justify" style:justify-single-word="false"/>
      <style:text-properties fo:color="#000000" style:text-position="0% 100%" style:font-name="Liberation Serif" fo:font-size="12pt" fo:font-weight="normal" officeooo:rsid="002799f5" officeooo:paragraph-rsid="002799f5" fo:background-color="#ffffff" style:font-size-asian="12pt" style:font-weight-asian="normal" style:font-weight-complex="normal"/>
    </style:style>
    <style:style style:name="P10" style:family="paragraph" style:parent-style-name="Text_20_body">
      <style:paragraph-properties fo:line-height="100%"/>
      <style:text-properties fo:font-size="15pt" style:font-size-asian="15pt" style:font-size-complex="15pt"/>
    </style:style>
    <style:style style:name="P11" style:family="paragraph" style:parent-style-name="Text_20_body">
      <style:paragraph-properties fo:line-height="100%"/>
      <style:text-properties fo:font-size="15pt" officeooo:rsid="00156072" officeooo:paragraph-rsid="00156072" style:font-size-asian="15pt" style:font-size-complex="15pt"/>
    </style:style>
    <style:style style:name="P12" style:family="paragraph" style:parent-style-name="Text_20_body">
      <style:paragraph-properties fo:margin-top="0cm" fo:margin-bottom="0.247cm" loext:contextual-spacing="false" fo:line-height="100%" fo:text-align="justify" style:justify-single-word="false"/>
      <style:text-properties fo:color="#000000" style:text-position="0% 100%" style:font-name="Liberation Serif" fo:font-size="12pt" officeooo:rsid="002185db" officeooo:paragraph-rsid="0025fd56" fo:background-color="#ffffff" style:font-size-asian="12pt"/>
    </style:style>
    <style:style style:name="P13" style:family="paragraph" style:parent-style-name="Text_20_body">
      <style:paragraph-properties fo:margin-top="0cm" fo:margin-bottom="0.247cm" loext:contextual-spacing="false" fo:line-height="100%" fo:text-align="justify" style:justify-single-word="false"/>
      <style:text-properties fo:color="#000000" style:text-position="0% 100%" style:font-name="Liberation Serif" fo:font-size="12pt" officeooo:rsid="002514c8" officeooo:paragraph-rsid="002514c8" fo:background-color="#ffffff" style:font-size-asian="12pt"/>
    </style:style>
    <style:style style:name="P14" style:family="paragraph" style:parent-style-name="Heading_20_1">
      <style:paragraph-properties fo:line-height="100%"/>
      <style:text-properties fo:color="#000000" style:text-position="0% 100%" style:font-name="Liberation Serif" fo:font-size="12pt" officeooo:rsid="002185db" officeooo:paragraph-rsid="002185db" fo:background-color="#ffffff" style:font-size-asian="12pt"/>
    </style:style>
    <style:style style:name="P15" style:family="paragraph" style:parent-style-name="Title">
      <style:paragraph-properties fo:line-height="100%"/>
      <style:text-properties fo:font-size="15pt" style:font-size-asian="15pt" style:font-size-complex="15pt"/>
    </style:style>
    <style:style style:name="T1" style:family="text">
      <style:text-properties officeooo:rsid="00210d17"/>
    </style:style>
    <style:style style:name="T2" style:family="text">
      <style:text-properties officeooo:rsid="002185db"/>
    </style:style>
    <style:style style:name="T3" style:family="text">
      <style:text-properties officeooo:rsid="002435a8"/>
    </style:style>
    <style:style style:name="T4" style:family="text">
      <style:text-properties fo:font-style="italic" style:font-style-asian="italic" style:font-style-complex="italic"/>
    </style:style>
    <style:style style:name="T5" style:family="text">
      <style:text-properties fo:font-style="italic" officeooo:rsid="002435a8" style:font-style-asian="italic" style:font-style-complex="italic"/>
    </style:style>
    <style:style style:name="T6" style:family="text">
      <style:text-properties fo:font-style="italic" officeooo:rsid="002514c8" style:font-style-asian="italic" style:font-style-complex="italic"/>
    </style:style>
    <style:style style:name="T7" style:family="text">
      <style:text-properties fo:font-style="italic" officeooo:rsid="0025fd56" style:font-style-asian="italic" style:font-style-complex="italic"/>
    </style:style>
    <style:style style:name="T8" style:family="text">
      <style:text-properties fo:font-style="italic" officeooo:rsid="002650aa" style:font-style-asian="italic" style:font-style-complex="italic"/>
    </style:style>
    <style:style style:name="T9" style:family="text">
      <style:text-properties fo:font-style="italic" officeooo:rsid="002799f5" style:font-style-asian="italic" style:font-style-complex="italic"/>
    </style:style>
    <style:style style:name="T10" style:family="text">
      <style:text-properties fo:font-style="normal" officeooo:rsid="002435a8" style:font-style-asian="normal" style:font-style-complex="normal"/>
    </style:style>
    <style:style style:name="T11" style:family="text">
      <style:text-properties officeooo:rsid="002514c8"/>
    </style:style>
    <style:style style:name="T12" style:family="text">
      <style:text-properties officeooo:rsid="0025fd56"/>
    </style:style>
    <style:style style:name="T13" style:family="text">
      <style:text-properties officeooo:rsid="002650aa"/>
    </style:style>
    <style:style style:name="T14" style:family="text">
      <style:text-properties officeooo:rsid="002799f5"/>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INF4410 – Systèmes répartis et infonuagique TP<text:span text:style-name="T2">2</text:span> – <text:span text:style-name="T2">Services distribues et gestion des pannes</text:span></text:p>
      <text:p text:style-name="P10"/>
      <text:p text:style-name="P11">Théo Moffelein 1918945</text:p>
      <text:p text:style-name="P11">Nicolas Bernard <text:span text:style-name="T1">1919046</text:span></text:p>
      <text:h text:style-name="P14" text:outline-level="1">Stratégie de répartition</text:h>
      <text:p text:style-name="P12">Afin de repartir les opérations <text:span text:style-name="T11">à</text:span> réaliser entre les différents serveurs, nous avons élaboré la stratégie suivante. </text:p>
      <text:p text:style-name="P12"><text:span text:style-name="T11">Nous avons mis en place un système de queue (</text:span><text:span text:style-name="T6">workChunks</text:span><text:span text:style-name="T11">) qui contient les tâches à envoyer aux serveurs (tâche = ensemble d’opérations). Au départ </text:span><text:span text:style-name="T6">workChunks</text:span><text:span text:style-name="T11"> contient tous le fichier d’opérations.</text:span></text:p>
      <text:p text:style-name="P13">Tant qu’il reste des éléments dans la queue, nous envoyons le contenue de la queue à <text:span text:style-name="T4">SplitWork</text:span> qui envoie les opérations à <text:span text:style-name="T4">spl</text:span><text:span text:style-name="T7">i</text:span><text:span text:style-name="T4">tWorkToServer</text:span>() qui les traite en parallèle et envoie les tâches aux serveur de manière non bloquante. <text:s/>Le nombre d’opérations par tâches est donné par la capacité du serveur majorée de 10 % afin de ne pas recevoir trop de refus et d’envoyer un maximum d’opérations par tâche.</text:p>
      <text:p text:style-name="P13"><text:span text:style-name="T4">SplitWork</text:span> récupère <text:span text:style-name="T12">ensuite </text:span>les <text:s/>résultats et les analyses. Si un résultat partiel vaut -1 ou -2 alors le serveur à refusé le résultat ou il est en panne. On renvoie alors la portion d’opérations correspondante dans la queue pour qu’elle soit traité<text:span text:style-name="T12">e</text:span> à la prochaine itération. Sinon on additionne le résultat partiel au résultat total.</text:p>
      <text:p text:style-name="P1"/>
      <text:p text:style-name="P2">Validation en mode non sécurisé</text:p>
      <text:p text:style-name="P3">Pour valider le résultat renvoyé par un serveur, nous interrogeons tous les autres serveurs sur le même calcul. Dès qu’un des serveurs renvoie le même résultat, nous pouvons considérer le résultat comme fiable et le valider. Si aucun des autres serveurs ne renvoie le même résultat, <text:span text:style-name="T3">le résultat est considéré comme faux, et nous renvoyons la tâches dans la queue (</text:span><text:span text:style-name="T5">workChunks</text:span><text:span text:style-name="T10">). Cette tâche sera ensuite exécuter lors de la prochaine itération de </text:span><text:span text:style-name="T5">splitWork</text:span><text:span text:style-name="T10">.</text:span></text:p>
      <text:p text:style-name="P3"/>
      <text:p text:style-name="P2">Détection et gestion des pannes</text:p>
      <text:p text:style-name="P4">Pour détecter les pannes, nous avons « catch » les erreurs possibles du retour de la fonction <text:span text:style-name="T4">ProcessLine</text:span> de la classe <text:span text:style-name="T4">ServeurObj</text:span>.</text:p>
      <text:p text:style-name="P4">Si une erreur de type remote est détectée, nous mettons le <text:span text:style-name="T12">résultat</text:span> à -2 et changeons l’attribut booléen <text:span text:style-name="T4">isWorking</text:span> de l’objet <text:span text:style-name="T4">ServeurObj</text:span> en <text:span text:style-name="T4">false</text:span>.</text:p>
      <text:p text:style-name="P4">De cette manière, lorsque la fonction <text:span text:style-name="T4">SplitWork</text:span>() du répartiteur reçoit un résultat (de type <text:span text:style-name="T4">processedChunk</text:span>), si le resultat est <text:span text:style-name="T12">égal</text:span> à -2, on ne tiens pas compte du résultat, on signale le serveur comme en panne et on le supprime de la liste de nos serveurs courants (<text:span text:style-name="T3">l</text:span><text:span text:style-name="T4">ist</text:span><text:span text:style-name="T5">Server</text:span>) si ce n’est pas déjà fait.</text:p>
      <text:p text:style-name="P4">En le retirant ainsi de la liste des serveurs courants, le serveur en panne ne sera pas réutiliser pour les autres opérations.</text:p>
      <text:p text:style-name="P2"/>
      <text:p text:style-name="P2"><text:soft-page-break/>Tests de performances</text:p>
      <text:p text:style-name="P5">Nous avons réalisé les testes requis avec un fichier de 500 opérations.</text:p>
      <text:p text:style-name="P5">Pour réaliser les testes nous avons au préalable suivi les instructions du README pour préparer l’environnement de test.</text:p>
      <text:p text:style-name="P5">Du fait de la faible variance des mesures, nous avons choisi de ne réaliser que 3 mesures par expériences et d’en faire la moyenne.</text:p>
      <text:p text:style-name="P3"/>
      <text:p text:style-name="P6"><draw:frame draw:style-name="fr1" draw:name="Objet1" text:anchor-type="paragraph" svg:width="15.991cm" svg:height="9.005cm" draw:z-index="0"><draw:object xlink:href="./Object 1" xlink:type="simple" xlink:show="embed" xlink:actuate="onLoad"/><draw:image xlink:href="./ObjectReplacements/Object 1" xlink:type="simple" xlink:show="embed" xlink:actuate="onLoad"/></draw:frame>On remarque que le temps d’exécution décroît quasi linéairement en fonction du nombre de serveur.</text:p>
      <text:p text:style-name="P6">Ceci est cohérent avec notre choix d’implémentation. <text:span text:style-name="T13">En effet notre système repartie la tâche totale de manière asynchrone entre tous les serveurs. Cette répartition s’effectue notamment dans la fonction </text:span><text:span text:style-name="T8">splitWorkToServer</text:span><text:span text:style-name="T13">() , dans laquelle nous créons nServeur fils d’exécution qui vont répartir les tâches de manière non bloquantes avec le système d’objet Callable.</text:span></text:p>
      <text:p text:style-name="P7">Ainsi si l’on augmente le nombre de serveur, on augmente aussi le débit de tâches envoyées pas unité de temps.</text:p>
      <text:p text:style-name="P7"><draw:frame draw:style-name="fr1" draw:name="Objet2" text:anchor-type="paragraph" svg:width="15.99cm" svg:height="9.005cm" draw:z-index="1"><draw:object xlink:href="./Object 2" xlink:type="simple" xlink:show="embed" xlink:actuate="onLoad"/><draw:image xlink:href="./ObjectReplacements/Object 2" xlink:type="simple" xlink:show="embed" xlink:actuate="onLoad"/></draw:frame><text:soft-page-break/>D’après le graphique, on remarque que le temps d’exécution augmente de manière proportionnel en fonction du facteur M d’un serveur.</text:p>
      <text:p text:style-name="P8">Ceci est cohérent avec notre implémentation, car plus M, augmente, plus le serveur malicieux fera d’erreurs.</text:p>
      <text:p text:style-name="P8">Or lorsqu’un serveur malicieux fait une erreur sur le traitement d’une tâche (ensemble d’opérations), la fonction <text:span text:style-name="T4">verif</text:span> le détecte et la fonction <text:span text:style-name="T4">splitWork</text:span> rajoute cette tâche dans la queue <text:span text:style-name="T4">workChunks</text:span>.</text:p>
      <text:p text:style-name="P8">Cette tâche sera donc traitée lors de la prochaine itération de <text:span text:style-name="T4">splitWork</text:span>. Ainsi dès qu’un serveur fait une erreur sur une tâche, cette tâche doit être ré-exécutée ce qui augmente le temps d’exécution total.</text:p>
      <text:p text:style-name="P8">Aussi nous remarquons qu’en mode non sécurisé, même sans serveur malicieux, le temps d’exécution avec 3 serveurs <text:span text:style-name="T14">est </text:span>plus long qu’avec le même nombre de serveurs en mode sécurisé.</text:p>
      <text:p text:style-name="P8">Cela vient du fait qu’en mode sécurisé, chaque résultats partiels fourni par un serveur est revérifié par <text:span text:style-name="T14">les autres serveurs dans la fonction </text:span><text:span text:style-name="T9">verif</text:span><text:span text:style-name="T14">, qui lance le calcul de la tâche sur les autres serveurs du système. </text:span></text:p>
      <text:p text:style-name="P9">Ainsi même si il n’y a pas d’erreur, chaque résultats rendus par un serveur sera vérifié par les autres, ce qui augmente considérablement le temps d’exécution par rapport au cas sécurisé sans vér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6:46:00.830969912</meta:creation-date>
    <dc:date>2017-11-09T11:40:03.391142189</dc:date>
    <meta:editing-duration>PT1H2M28S</meta:editing-duration>
    <meta:editing-cycles>8</meta:editing-cycles>
    <meta:generator>LibreOffice/5.3.1.2$Linux_X86_64 LibreOffice_project/30m0$Build-2</meta:generator>
    <meta:document-statistic meta:table-count="0" meta:image-count="0" meta:object-count="2" meta:page-count="3" meta:paragraph-count="29" meta:word-count="740" meta:character-count="4601" meta:non-whitespace-character-count="38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1cm" svg:height="9.004cm" xlink:href="." xlink:type="simple" chart:class="chart:line" chart:style-name="ch1">
        <chart:title svg:x="4.227cm" svg:y="0.315cm" chart:style-name="ch2">
          <text:p>Temps execution en mode securise</text:p>
        </chart:title>
        <chart:plot-area chart:style-name="ch3" chart:data-source-has-labels="both" svg:x="1.282cm" svg:y="1.238cm" svg:width="14.39cm" svg:height="6.653cm">
          <chartooo:coordinate-region svg:x="2.392cm" svg:y="1.436cm" svg:width="13.171cm" svg:height="5.811cm"/>
          <chart:axis chart:dimension="x" chart:name="primary-x" chart:style-name="ch4" chartooo:axis-type="auto">
            <chartooo:date-scale/>
            <chart:title svg:x="7.293cm" svg:y="8.071cm" chart:style-name="ch5">
              <text:p>Nb de serveurs</text:p>
            </chart:title>
            <chart:categories table:cell-range-address="local-table.$A$2:.$A$4"/>
            <chart:grid chart:style-name="ch6" chart:class="major"/>
          </chart:axis>
          <chart:axis chart:dimension="y" chart:name="primary-y" chart:style-name="ch4">
            <chart:title svg:x="0.451cm" svg:y="5.48cm" chart:style-name="ch7">
              <text:p>Temps (ms)</text:p>
            </chart:title>
            <chart:grid chart:style-name="ch6"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s</text:p>
              </table:table-cell>
            </table:table-row>
          </table:table-header-rows>
          <table:table-rows>
            <table:table-row>
              <table:table-cell office:value-type="float" office:value="2">
                <text:p>2</text:p>
              </table:table-cell>
              <table:table-cell office:value-type="float" office:value="2174.67">
                <text:p>2174.67</text:p>
              </table:table-cell>
            </table:table-row>
            <table:table-row>
              <table:table-cell office:value-type="float" office:value="3">
                <text:p>3</text:p>
              </table:table-cell>
              <table:table-cell office:value-type="float" office:value="1254">
                <text:p>1254</text:p>
              </table:table-cell>
            </table:table-row>
            <table:table-row>
              <table:table-cell office:value-type="float" office:value="4">
                <text:p>4</text:p>
              </table:table-cell>
              <table:table-cell office:value-type="float" office:value="905">
                <text:p>9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89cm" svg:height="9.004cm" xlink:href="." xlink:type="simple" chart:class="chart:line" chart:style-name="ch1">
        <chart:title svg:x="3.779cm" svg:y="0.315cm" chart:style-name="ch2">
          <text:p>Temps execution en mode non securise</text:p>
        </chart:title>
        <chart:plot-area chart:style-name="ch3" chart:data-source-has-labels="both" svg:x="1.282cm" svg:y="1.238cm" svg:width="14.388cm" svg:height="6.653cm">
          <chartooo:coordinate-region svg:x="2.392cm" svg:y="1.436cm" svg:width="13.062cm" svg:height="5.811cm"/>
          <chart:axis chart:dimension="x" chart:name="primary-x" chart:style-name="ch4" chartooo:axis-type="auto">
            <chartooo:date-scale/>
            <chart:title svg:x="6.719cm" svg:y="8.071cm" chart:style-name="ch5">
              <text:p>M du serveur malicieux</text:p>
            </chart:title>
            <chart:categories table:cell-range-address="local-table.$A$2:.$A$4"/>
            <chart:grid chart:style-name="ch6" chart:class="major"/>
          </chart:axis>
          <chart:axis chart:dimension="y" chart:name="primary-y" chart:style-name="ch4">
            <chart:title svg:x="0.451cm" svg:y="5.48cm" chart:style-name="ch7">
              <text:p>Temps (ms)</text:p>
            </chart:title>
            <chart:grid chart:style-name="ch6" chart:class="major"/>
          </chart:axis>
          <chart:series chart:style-name="ch8" chart:values-cell-range-address="local-table.$B$2:.$B$4" chart:label-cell-address="local-table.$B$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emps</text:p>
              </table:table-cell>
            </table:table-row>
          </table:table-header-rows>
          <table:table-rows>
            <table:table-row>
              <table:table-cell office:value-type="float" office:value="0">
                <text:p>0</text:p>
              </table:table-cell>
              <table:table-cell office:value-type="float" office:value="2664">
                <text:p>2664</text:p>
              </table:table-cell>
            </table:table-row>
            <table:table-row>
              <table:table-cell office:value-type="float" office:value="50">
                <text:p>50</text:p>
              </table:table-cell>
              <table:table-cell office:value-type="float" office:value="3178.67">
                <text:p>3178.67</text:p>
              </table:table-cell>
            </table:table-row>
            <table:table-row>
              <table:table-cell office:value-type="float" office:value="80">
                <text:p>80</text:p>
              </table:table-cell>
              <table:table-cell office:value-type="float" office:value="3550.33">
                <text:p>3550.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